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 style:writing-mode="lr-tb"/>
      <style:text-properties fo:font-size="18pt" fo:language="en" fo:country="G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2: RC Circuit Analysi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he RC circui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9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= K</text:span><text:span text:style-name="T6">b</text:span><text:span text:style-name="T5"> 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12"><text:span text:style-name="T5">+</text:span></text:p>
          <text:p text:style-name="P12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= K</text:span><text:span text:style-name="T8">d</text:span><text:span text:style-name="T7"> I</text:span><text:span text:style-name="T8">d</text:span><text:span text:style-name="T5"> </text:span></text:p>
          </draw:text-box>
        </draw:frame>
        <draw:connector draw:style-name="gr3" draw:text-style-name="P13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13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13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13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13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13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13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13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4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4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4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4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4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4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4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13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5" draw:layer="layout" svg:x1="11.995cm" svg:y1="12.747cm" svg:x2="11.995cm" svg:y2="14.634cm">
          <text:p/>
        </draw:line>
        <draw:frame draw:style-name="gr16" draw:text-style-name="P16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5" draw:layer="layout" svg:x1="20.818cm" svg:y1="12.684cm" svg:x2="20.818cm" svg:y2="13.258cm">
            <text:p/>
          </draw:line>
          <draw:line draw:style-name="gr17" draw:text-style-name="P15" draw:layer="layout" svg:x1="20.057cm" svg:y1="13.263cm" svg:x2="21.577cm" svg:y2="13.263cm">
            <text:p/>
          </draw:line>
          <draw:line draw:style-name="gr17" draw:text-style-name="P15" draw:layer="layout" svg:x1="20.058cm" svg:y1="13.84cm" svg:x2="21.578cm" svg:y2="13.84cm">
            <text:p/>
          </draw:line>
          <draw:line draw:style-name="gr17" draw:text-style-name="P15" draw:layer="layout" svg:x1="20.818cm" svg:y1="13.837cm" svg:x2="20.818cm" svg:y2="14.411cm">
            <text:p/>
          </draw:line>
        </draw:g>
        <draw:line draw:style-name="gr15" draw:text-style-name="P15" draw:layer="layout" svg:x1="21.922cm" svg:y1="12.185cm" svg:x2="21.922cm" svg:y2="14.072cm">
          <text:p/>
        </draw:line>
        <draw:frame draw:style-name="gr11" draw:text-style-name="P14" draw:layer="layout" svg:width="1.162cm" svg:height="1.114cm" svg:x="19.655cm" svg:y="13.84cm">
          <draw:text-box>
            <text:p>C</text:p>
          </draw:text-box>
        </draw:frame>
        <draw:frame draw:style-name="gr18" draw:text-style-name="P13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5" draw:layer="layout" svg:x1="10.559cm" svg:y1="12.268cm" svg:x2="9.334cm" svg:y2="12.279cm">
            <text:p/>
          </draw:line>
          <draw:line draw:style-name="gr19" draw:text-style-name="P15" draw:layer="layout" svg:x1="10.56cm" svg:y1="12.262cm" svg:x2="9.335cm" svg:y2="12.273cm">
            <text:p/>
          </draw:line>
          <draw:line draw:style-name="gr19" draw:text-style-name="P15" draw:layer="layout" svg:x1="9.669cm" svg:y1="12.514cm" svg:x2="10.278cm" svg:y2="12.514cm">
            <text:p/>
          </draw:line>
          <draw:line draw:style-name="gr19" draw:text-style-name="P15" draw:layer="layout" svg:x1="9.833cm" svg:y1="12.725cm" svg:x2="10.126cm" svg:y2="12.725cm">
            <text:p/>
          </draw:line>
          <draw:line draw:style-name="gr19" draw:text-style-name="P15" draw:layer="layout" svg:x1="9.963cm" svg:y1="12.253cm" svg:x2="9.968cm" svg:y2="11.709cm">
            <text:p/>
          </draw:line>
        </draw:g>
        <draw:connector draw:style-name="gr20" draw:text-style-name="P13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4" draw:layer="layout" svg:width="0.853cm" svg:height="0.962cm" svg:x="11.051cm" svg:y="6.719cm">
          <draw:text-box>
            <text:p>1</text:p>
          </draw:text-box>
        </draw:frame>
        <draw:frame draw:style-name="gr21" draw:text-style-name="P14" draw:layer="layout" svg:width="0.853cm" svg:height="0.962cm" svg:x="15.852cm" svg:y="6.719cm">
          <draw:text-box>
            <text:p>2</text:p>
          </draw:text-box>
        </draw:frame>
        <draw:frame draw:style-name="gr21" draw:text-style-name="P14" draw:layer="layout" svg:width="0.853cm" svg:height="0.962cm" svg:x="20.352cm" svg:y="6.719cm">
          <draw:text-box>
            <text:p>3</text:p>
          </draw:text-box>
        </draw:frame>
        <draw:frame draw:style-name="gr21" draw:text-style-name="P14" draw:layer="layout" svg:width="0.853cm" svg:height="0.962cm" svg:x="16.352cm" svg:y="10.719cm">
          <draw:text-box>
            <text:p>5</text:p>
          </draw:text-box>
        </draw:frame>
        <draw:custom-shape draw:style-name="gr13" draw:text-style-name="P13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0.853cm" svg:height="0.962cm" svg:x="11.051cm" svg:y="15.721cm">
          <draw:text-box>
            <text:p>7</text:p>
          </draw:text-box>
        </draw:frame>
        <draw:frame draw:style-name="gr21" draw:text-style-name="P14" draw:layer="layout" svg:width="0.853cm" svg:height="0.962cm" svg:x="15.852cm" svg:y="15.721cm">
          <draw:text-box>
            <text:p>8</text:p>
          </draw:text-box>
        </draw:frame>
        <draw:frame draw:style-name="gr21" draw:text-style-name="P14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6" draw:text-style-name="P18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7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7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7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7"><text:span text:style-name="T11"><text:s text:c="2"/></text:span><text:span text:style-name="T11">Simulate the total response on node 6 (natural+forced)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7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8" draw:layer="layout" svg:width="23.027cm" svg:height="14.289cm" svg:x="0.979cm" svg:y="3.443cm" presentation:class="outline" presentation:user-transformed="true">
          <draw:text-box>
            <text:list text:style-name="L2">
              <text:list-item>
                <text:p text:style-name="P17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7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7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</text:span><text:span text:style-name="T10">. Plot the result, identifying all axes, signals displayed and units used.</text:span></text:p>
              </text:list-item>
              <text:list-item>
                <text:p text:style-name="P17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 </text:span><text:span text:style-name="T11">= 1; replace C with its impedance Z</text:span><text:span text:style-name="T12">C</text:span><text:span text:style-name="T11">; run nodal analysis to determine the phasor voltages in all nodes. </text:span><text:span text:style-name="T10">Print a table with the complex amplitudes in the nodes.</text:span></text:p>
              </text:list-item>
              <text:list-item>
                <text:p text:style-name="P17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5">-5</text:span><text:span text:style-name="T11">, </text:span><text:span text:style-name="T15">20</text:span><text:span text:style-name="T11">] ms</text:span><text:span text:style-name="T10">.</text:span></text:p>
              </text:list-item>
              <text:list-item>
                <text:p text:style-name="P17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for frequency range 0.1 Hz to 1 MHz <text:s/>(use a frequency logarithmic scale, magnitude in dB and phase in degrees)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7"><text:span text:style-name="T10"><text:s/></text:span><text:span text:style-name="T10">The Python script, </text:span><text:span text:style-name="T16">t2_datagen.py</text:span><text:span text:style-name="T10"> output should be redirected to a file </text:span><text:span text:style-name="T16">data.txt</text:span><text:span text:style-name="T10"> using bash’s “&gt;” facility. </text:span></text:p>
              </text:list-item>
              <text:list-item>
                <text:p text:style-name="P17"><text:span text:style-name="T11"><text:s/></text:span><text:span text:style-name="T11">The octave script should read and use the data file </text:span><text:span text:style-name="T16">data.txt, </text:span><text:span text:style-name="T10">and</text:span><text:span text:style-name="T16"> </text:span><text:span text:style-name="T10">output a data file for Ngspice (directive .include). Use file I/O functions such as </text:span><text:span text:style-name="T16">fprintf</text:span><text:span text:style-name="T10"> and </text:span><text:span text:style-name="T16">fscanf.</text:span></text:p>
              </text:list-item>
              <text:list-item>
                <text:p text:style-name="P17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7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7"><text:span text:style-name="T11"><text:s/></text:span><text:span text:style-name="T11">Compare Octave and Ngspice results </text:span><text:span text:style-name="T17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7">07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</text:span><text:span text:style-name="MT4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7">07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8</meta:editing-cycles>
    <meta:creation-date>2014-07-21T10:31:21</meta:creation-date>
    <dc:date>2021-04-07T09:27:28.467428257</dc:date>
    <meta:editing-duration>P2DT1H9M53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